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officeooo:paragraph-rsid="001e714e"/>
    </style:style>
    <style:style style:name="P2" style:family="paragraph" style:parent-style-name="Standard">
      <style:paragraph-properties fo:text-align="center" style:justify-single-word="false"/>
      <style:text-properties fo:font-size="42pt" officeooo:paragraph-rsid="001e714e" style:font-size-asian="42pt" style:font-size-complex="42pt"/>
    </style:style>
    <style:style style:name="T1" style:family="text">
      <style:text-properties style:font-name="arial"/>
    </style:style>
    <style:style style:name="T2" style:family="text">
      <style:text-properties style:font-name="arial" officeooo:rsid="001cc44d"/>
    </style:style>
    <style:style style:name="T3" style:family="text">
      <style:text-properties style:font-name="arial" officeooo:rsid="001e714e"/>
    </style:style>
    <style:style style:name="T4" style:family="text">
      <style:text-properties style:font-name="arial" fo:font-size="36pt" fo:font-weight="bold" officeooo:rsid="001e714e" style:font-size-asian="36pt" style:font-weight-asian="bold" style:font-size-complex="36pt" style:font-weight-complex="bold"/>
    </style:style>
    <style:style style:name="T5" style:family="text">
      <style:text-properties style:font-name="arial" fo:font-size="12pt" fo:font-weight="normal" officeooo:rsid="001e714e" style:font-size-asian="10.5pt" style:font-weight-asian="normal" style:font-size-complex="12pt" style:font-weight-complex="normal"/>
    </style:style>
    <style:style style:name="T6" style:family="text">
      <style:text-properties style:font-name="arial" fo:font-weight="bold" officeooo:rsid="001e714e" style:font-weight-asian="bold" style:font-weight-complex="bold"/>
    </style:style>
  </office:automatic-styles>
  <office:body>
    <office:text>
      <office:forms form:automatic-focus="false" form:apply-design-mode="false">
        <form:form form:name="Formulá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CalcNotas</text:span></text:p>
      <text:p text:style-name="P1"><text:span text:style-name="T5"><text:line-break/>Seremos responsáveis pela suas notas e conteúdos, faltas.<text:line-break/>Nosso serviços estarão ao seu dispor.<text:line-break/>Caso queira nosso sistema p</text:span><text:span text:style-name="T2">reencha o <text:s/></text:span><text:a xlink:type="simple" xlink:href="https://docs.google.com/forms/d/e/1FAIpQLSe7HpMqGLz9AG-DX_QAIdINflv3awvSVyatBIUO7TRW6BXZqA/viewform?usp=sf_link" text:style-name="Internet_20_link" text:visited-style-name="Visited_20_Internet_20_Link"><text:span text:style-name="T3">Formulario</text:span></text:a><text:span text:style-name="T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0:43:23.998396799</meta:creation-date>
    <dc:date>2024-06-06T09:42:42.365787465</dc:date>
    <meta:editing-duration>PT52M4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" meta:word-count="22" meta:character-count="155" meta:non-whitespace-character-count="133"/>
  </office:meta>
</office:document-meta>
</file>